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3-06-0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2-09-2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2-08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2-07-2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2-07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2-06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1-08-1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1-07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1-07-1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1-06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1-06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1-05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0-08-12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0-07-2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0-06-30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20-06-15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31014843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91" meta:object-count="0"/>
    <meta:user-defined meta:name="AppVersion">3.0</meta:user-defined>
  </office:meta>
</office:document-meta>
</file>